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410482000" text:id="ct10720241048200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412619296" text:id="ct1072024126192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412619712" text:id="ct1072024126197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412619920" text:id="ct107202412619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4690576" text:id="ct1066526546905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54690784" text:id="ct1066526546907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7202410482000"/><text:change-start text:change-id="ct107202412619296"/>Adopt<text:change-end text:change-id="ct107202412619296"/>ed<text:change-start text:change-id="ct107202412619712"/> as a <text:change-end text:change-id="ct107202412619712"/>NMRA <text:change-start text:change-id="ct107202412619920"/>Standard<text:change-end text:change-id="ct1072024126199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54690576"/><text:change-start text:change-id="ct106652654690784"/>Version History<text:change-end text:change-id="ct1066526546907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4:50.754609229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4:50.647430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2" meta:non-whitespace-character-count="384"/>
  </office:meta>
</office:document-meta>
</file>